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ec9804" draw:opacity="75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75%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ec9804" draw:opacity="5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50%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ec9804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2510" svg:stroke-width="0cm" svg:stroke-color="#000000" draw:marker-start="Arrow_20_concave" draw:marker-start-width="0.199cm" draw:marker-start-center="false" draw:marker-end="Arrow_20_concave" draw:marker-end-width="0.199cm" draw:marker-end-center="false" draw:fill="none" draw:fill-color="#ffffff" draw:fill-image-width="0cm" draw:fill-image-height="0cm" draw:textarea-horizontal-align="left" draw:auto-grow-height="true" draw:auto-grow-width="true" fo:min-height="0.38cm" fo:min-width="1.334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511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ccff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512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ccff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2513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ccffff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2514" svg:stroke-width="0cm" svg:stroke-color="#000000" draw:marker-start="Arrow_20_concave" draw:marker-start-width="0.199cm" draw:marker-start-center="false" draw:marker-end="Arrow_20_concave" draw:marker-end-width="0.199cm" draw:marker-end-center="false" draw:fill="none" draw:fill-color="#ffffff" draw:fill-image-width="0cm" draw:fill-image-height="0cm" draw:textarea-horizontal-align="center" draw:textarea-vertical-align="middle" draw:auto-grow-height="true" draw:auto-grow-width="true" fo:min-height="0.38cm" fo:min-width="1.334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2515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ffff99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2516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ffff99" draw:fill-image-width="0cm" draw:fill-image-height="0cm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2517" svg:stroke-width="0cm" svg:stroke-color="#000000" draw:marker-start="Arrow_20_concave" draw:marker-start-width="0.199cm" draw:marker-start-center="false" draw:marker-end="Arrow_20_concave" draw:marker-end-width="0.199cm" draw:marker-end-center="false" draw:fill="none" draw:fill-color="#ffffff" draw:fill-image-width="0cm" draw:fill-image-height="0cm" draw:textarea-horizontal-align="left" draw:auto-grow-height="true" draw:auto-grow-width="true" fo:min-height="0.38cm" fo:min-width="1.135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2518" svg:stroke-width="0cm" svg:stroke-color="#000000" draw:marker-start="Arrow_20_concave" draw:marker-start-width="0.199cm" draw:marker-start-center="false" draw:marker-end="Arrow_20_concave" draw:marker-end-width="0.199cm" draw:marker-end-center="false" draw:fill="none" draw:fill-color="#ffffff" draw:fill-image-width="0cm" draw:fill-image-height="0cm" draw:textarea-horizontal-align="left" draw:auto-grow-height="true" draw:auto-grow-width="true" fo:min-height="0.38cm" fo:min-width="1.135cm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2519" svg:stroke-width="0cm" svg:stroke-color="#000000" draw:marker-start="Arrow_20_concave" draw:marker-start-width="0.199cm" draw:marker-start-center="false" draw:marker-end="Arrow_20_concave" draw:marker-end-width="0.199cm" draw:marker-end-center="false" draw:fill="none" draw:fill-color="#ffffff" draw:fill-image-width="0cm" draw:fill-image-height="0cm" draw:textarea-horizontal-align="left" draw:auto-grow-height="true" draw:auto-grow-width="true" fo:min-height="0.38cm" fo:min-width="1.135cm" fo:padding-top="0cm" fo:padding-bottom="0cm" fo:padding-left="0cm" fo:padding-right="0cm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ec9804" draw:opacity="75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ec980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ec980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P6" style:family="paragraph">
      <loext:graphic-properties draw:fill="solid" draw:fill-color="#ccff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8" style:family="paragraph">
      <loext:graphic-properties draw:fill="solid" draw:fill-color="#ffff99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547cm" svg:height="1.1cm" svg:x="11.809cm" svg:y="14.989cm" svg:viewBox="0 0 548 1101" draw:points="0,541 542,0 548,566 6,1101">
            <text:p/>
          </draw:polygon>
          <draw:polygon draw:style-name="gr1" draw:text-style-name="P1" draw:layer="layout" svg:width="0.553cm" svg:height="2.145cm" svg:x="11.14cm" svg:y="13.384cm" svg:viewBox="0 0 554 2146" draw:points="0,541 554,0 548,1611 6,2146">
            <text:p/>
          </draw:polygon>
          <draw:polygon draw:style-name="gr2" draw:text-style-name="P2" draw:layer="layout" svg:width="1.197cm" svg:height="0.546cm" svg:x="11.146cm" svg:y="14.983cm" svg:viewBox="0 0 1198 547" draw:points="0,542 554,1 1198,0 651,547">
            <text:p/>
          </draw:polygon>
          <draw:polygon draw:style-name="gr2" draw:text-style-name="P2" draw:layer="layout" svg:width="3.059cm" svg:height="0.552cm" svg:x="8.634cm" svg:y="13.371cm" svg:viewBox="0 0 3060 553" draw:points="0,541 554,0 3060,6 2506,553">
            <text:p/>
          </draw:polygon>
          <draw:polygon draw:style-name="gr3" draw:text-style-name="P3" draw:layer="layout" svg:width="3.18cm" svg:height="2.201cm" svg:x="8.628cm" svg:y="13.921cm" svg:viewBox="0 0 3181 2202" draw:points="0,0 0,2202 3181,2202 3181,1618 2514,1618 2514,6 2398,6 0,6">
            <text:p/>
          </draw:polygon>
          <draw:frame draw:style-name="gr4" draw:text-style-name="P5" draw:layer="layout" svg:width="1.334cm" svg:height="0.38cm" svg:x="9.733cm" svg:y="16.339cm">
            <draw:text-box>
              <text:p text:style-name="P4"><text:span text:style-name="T1">342 mm</text:span></text:p>
            </draw:text-box>
          </draw:frame>
          <draw:line draw:style-name="gr5" draw:text-style-name="P6" draw:layer="layout" svg:x1="8.651cm" svg:y1="16.311cm" svg:x2="11.787cm" svg:y2="16.311cm">
            <text:p/>
          </draw:line>
          <draw:line draw:style-name="gr6" draw:text-style-name="P6" draw:layer="layout" svg:x1="12.006cm" svg:y1="16.142cm" svg:x2="12.444cm" svg:y2="15.656cm">
            <text:p/>
          </draw:line>
          <draw:line draw:style-name="gr7" draw:text-style-name="P6" draw:layer="layout" svg:x1="8.397cm" svg:y1="16.079cm" svg:x2="8.397cm" svg:y2="13.914cm">
            <text:p/>
          </draw:line>
          <draw:frame draw:style-name="gr8" draw:text-style-name="P7" draw:layer="layout" svg:width="1.334cm" svg:height="0.38cm" draw:transform="rotate (1.54688531604257) translate (7.891cm 15.66cm)">
            <draw:text-box>
              <text:p text:style-name="P4"><text:span text:style-name="T2">254 mm</text:span></text:p>
            </draw:text-box>
          </draw:frame>
          <draw:line draw:style-name="gr9" draw:text-style-name="P8" draw:layer="layout" svg:x1="12.471cm" svg:y1="15.584cm" svg:x2="12.471cm" svg:y2="14.977cm">
            <text:p/>
          </draw:line>
          <draw:line draw:style-name="gr10" draw:text-style-name="P8" draw:layer="layout" svg:x1="11.704cm" svg:y1="14.864cm" svg:x2="12.348cm" svg:y2="14.864cm">
            <text:p/>
          </draw:line>
          <draw:frame draw:style-name="gr11" draw:text-style-name="P7" draw:layer="layout" svg:width="1.135cm" svg:height="0.38cm" svg:x="11.77cm" svg:y="14.404cm">
            <draw:text-box>
              <text:p text:style-name="P4"><text:span text:style-name="T2">52 mm</text:span></text:p>
            </draw:text-box>
          </draw:frame>
          <draw:frame draw:style-name="gr12" draw:text-style-name="P5" draw:layer="layout" svg:width="1.135cm" svg:height="0.38cm" svg:x="12.573cm" svg:y="15.087cm">
            <draw:text-box>
              <text:p text:style-name="P4"><text:span text:style-name="T1">42 mm</text:span></text:p>
            </draw:text-box>
          </draw:frame>
          <draw:frame draw:style-name="gr13" draw:text-style-name="P5" draw:layer="layout" svg:width="1.135cm" svg:height="0.38cm" draw:transform="rotate (0.90792027688745) translate (11.992cm 16.401cm)">
            <draw:text-box>
              <text:p text:style-name="P4"><text:span text:style-name="T1">75 mm</text:span></text:p>
            </draw:text-box>
          </draw:frame>
          <draw:line draw:style-name="gr14" draw:text-style-name="P9" draw:layer="layout" svg:x1="8.64cm" svg:y1="16.12cm" svg:x2="11.803cm" svg:y2="16.12cm">
            <text:p/>
          </draw:line>
          <draw:line draw:style-name="gr14" draw:text-style-name="P9" draw:layer="layout" svg:x1="8.641cm" svg:y1="13.923cm" svg:x2="11.146cm" svg:y2="13.921cm">
            <text:p/>
          </draw:line>
          <draw:line draw:style-name="gr14" draw:text-style-name="P9" draw:layer="layout" svg:x1="9.178cm" svg:y1="13.38cm" svg:x2="11.683cm" svg:y2="13.378cm">
            <text:p/>
          </draw:line>
          <draw:line draw:style-name="gr14" draw:text-style-name="P9" draw:layer="layout" svg:x1="11.797cm" svg:y1="16.12cm" svg:x2="12.363cm" svg:y2="15.56cm">
            <text:p/>
          </draw:line>
          <draw:line draw:style-name="gr14" draw:text-style-name="P9" draw:layer="layout" svg:x1="11.133cm" svg:y1="15.541cm" svg:x2="11.699cm" svg:y2="14.981cm">
            <text:p/>
          </draw:line>
          <draw:line draw:style-name="gr14" draw:text-style-name="P9" draw:layer="layout" svg:x1="11.804cm" svg:y1="16.114cm" svg:x2="11.804cm" svg:y2="15.536cm">
            <text:p/>
          </draw:line>
          <draw:line draw:style-name="gr14" draw:text-style-name="P9" draw:layer="layout" svg:x1="12.358cm" svg:y1="15.561cm" svg:x2="12.358cm" svg:y2="14.983cm">
            <text:p/>
          </draw:line>
          <draw:line draw:style-name="gr14" draw:text-style-name="P9" draw:layer="layout" svg:x1="11.791cm" svg:y1="15.548cm" svg:x2="12.357cm" svg:y2="14.988cm">
            <text:p/>
          </draw:line>
          <draw:line draw:style-name="gr14" draw:text-style-name="P9" draw:layer="layout" svg:x1="11.146cm" svg:y1="15.536cm" svg:x2="11.81cm" svg:y2="15.536cm">
            <text:p/>
          </draw:line>
          <draw:line draw:style-name="gr14" draw:text-style-name="P9" draw:layer="layout" svg:x1="11.7cm" svg:y1="14.982cm" svg:x2="12.364cm" svg:y2="14.982cm">
            <text:p/>
          </draw:line>
          <draw:line draw:style-name="gr14" draw:text-style-name="P9" draw:layer="layout" svg:x1="11.146cm" svg:y1="13.921cm" svg:x2="11.146cm" svg:y2="15.539cm">
            <text:p/>
          </draw:line>
          <draw:line draw:style-name="gr14" draw:text-style-name="P9" draw:layer="layout" svg:x1="11.687cm" svg:y1="13.377cm" svg:x2="11.687cm" svg:y2="14.995cm">
            <text:p/>
          </draw:line>
          <draw:line draw:style-name="gr14" draw:text-style-name="P9" draw:layer="layout" svg:x1="11.121cm" svg:y1="13.936cm" svg:x2="11.687cm" svg:y2="13.376cm">
            <text:p/>
          </draw:line>
          <draw:line draw:style-name="gr14" draw:text-style-name="P9" draw:layer="layout" svg:x1="8.621cm" svg:y1="13.936cm" svg:x2="9.187cm" svg:y2="13.376cm">
            <text:p/>
          </draw:line>
          <draw:line draw:style-name="gr14" draw:text-style-name="P9" draw:layer="layout" svg:x1="8.634cm" svg:y1="13.921cm" svg:x2="8.634cm" svg:y2="16.11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510" draw:display-name="Dashed (var) 2510" draw:style="rect" draw:dots1="1" draw:dots1-length="0.003cm" draw:dots2="1" draw:dots2-length="0.003cm" draw:distance="0.003cm"/>
    <draw:stroke-dash draw:name="Dashed_20__28_var_29__20_2511" draw:display-name="Dashed (var) 2511" draw:style="rect" draw:dots1="1" draw:dots1-length="0.003cm" draw:dots2="1" draw:dots2-length="0.003cm" draw:distance="0.003cm"/>
    <draw:stroke-dash draw:name="Dashed_20__28_var_29__20_2512" draw:display-name="Dashed (var) 2512" draw:style="rect" draw:dots1="1" draw:dots1-length="0.003cm" draw:dots2="1" draw:dots2-length="0.003cm" draw:distance="0.003cm"/>
    <draw:stroke-dash draw:name="Dashed_20__28_var_29__20_2513" draw:display-name="Dashed (var) 2513" draw:style="rect" draw:dots1="1" draw:dots1-length="0.003cm" draw:dots2="1" draw:dots2-length="0.003cm" draw:distance="0.003cm"/>
    <draw:stroke-dash draw:name="Dashed_20__28_var_29__20_2514" draw:display-name="Dashed (var) 2514" draw:style="rect" draw:dots1="1" draw:dots1-length="0.003cm" draw:dots2="1" draw:dots2-length="0.003cm" draw:distance="0.003cm"/>
    <draw:stroke-dash draw:name="Dashed_20__28_var_29__20_2515" draw:display-name="Dashed (var) 2515" draw:style="rect" draw:dots1="1" draw:dots1-length="0.003cm" draw:dots2="1" draw:dots2-length="0.003cm" draw:distance="0.003cm"/>
    <draw:stroke-dash draw:name="Dashed_20__28_var_29__20_2516" draw:display-name="Dashed (var) 2516" draw:style="rect" draw:dots1="1" draw:dots1-length="0.003cm" draw:dots2="1" draw:dots2-length="0.003cm" draw:distance="0.003cm"/>
    <draw:stroke-dash draw:name="Dashed_20__28_var_29__20_2517" draw:display-name="Dashed (var) 2517" draw:style="rect" draw:dots1="1" draw:dots1-length="0.003cm" draw:dots2="1" draw:dots2-length="0.003cm" draw:distance="0.003cm"/>
    <draw:stroke-dash draw:name="Dashed_20__28_var_29__20_2518" draw:display-name="Dashed (var) 2518" draw:style="rect" draw:dots1="1" draw:dots1-length="0.003cm" draw:dots2="1" draw:dots2-length="0.003cm" draw:distance="0.003cm"/>
    <draw:stroke-dash draw:name="Dashed_20__28_var_29__20_2519" draw:display-name="Dashed (var) 2519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5:38:41.581327199</meta:creation-date>
    <dc:date>2018-05-18T15:39:03.223202181</dc:date>
    <meta:editing-duration>PT22S</meta:editing-duration>
    <meta:editing-cycles>1</meta:editing-cycles>
    <meta:document-statistic meta:object-count="31"/>
    <meta:generator>LibreOffice/6.0.0.3$MacOSX_X86_64 LibreOffice_project/64a0f66915f38c6217de274f0aa8e15618924765</meta:generator>
  </office:meta>
</office:document-meta>
</file>